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language="fr" fo:country="FR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language="fr" fo:country="FR" fo:font-weight="normal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language="fr" fo:country="FR" fo:font-weight="normal" style:font-size-asian="11.3500003814697pt" style:font-weight-asian="normal" style:font-size-complex="13pt" style:font-weight-complex="normal"/>
    </style:style>
    <style:style style:name="P6" style:family="paragraph">
      <style:paragraph-properties fo:text-align="center"/>
    </style: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31400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4d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c5000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 – Jeu</text:p>
      <text:p text:style-name="P2"/>
      <text:p text:style-name="P1"/>
      <text:p text:style-name="P3">Ressources</text:p>
      <text:p text:style-name="P3"/>
      <text:p text:style-name="P4">Qt</text:p>
      <text:p text:style-name="P3"/>
      <text:p text:style-name="P3">Developpement</text:p>
      <text:p text:style-name="P3"/>
      <text:p text:style-name="P4">Temps de réalisation de chaque tâche:</text:p>
      <text:p text:style-name="P4"/>
      <text:p text:style-name="P4">Réalisation de l'interface graphique : 1 heure.</text:p>
      <text:p text:style-name="P4">Mise en place des conditions : 2 heures.</text:p>
      <text:p text:style-name="P4">Développement du drag and drop des labels : 2 heures.</text:p>
      <text:p text:style-name="P4"/>
      <text:p text:style-name="P3"/>
      <text:p text:style-name="P3">Utilisation</text:p>
      <text:p text:style-name="P3"><draw:circle text:anchor-type="paragraph" draw:z-index="8" draw:style-name="gr3" draw:text-style-name="P6" svg:width="0.115in" svg:height="0.115in" svg:x="2.3165in" svg:y="0.1854in"><text:p/></draw:circle><draw:circle text:anchor-type="paragraph" draw:z-index="11" draw:style-name="gr3" draw:text-style-name="P6" svg:width="0.115in" svg:height="0.115in" svg:x="3.2437in" svg:y="0.1854in"><text:p/></draw:circle><draw:circle text:anchor-type="paragraph" draw:z-index="12" draw:style-name="gr3" draw:text-style-name="P6" svg:width="0.115in" svg:height="0.115in" svg:x="4.1811in" svg:y="0.1783in"><text:p/></draw:circle></text:p>
      <text:p text:style-name="P3"><draw:custom-shape text:anchor-type="paragraph" draw:z-index="0" draw:style-name="gr1" svg:width="1.8543in" svg:height="1.7189in" svg:x="2.3791in" svg:y="0.0102in"><text:p/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" draw:style-name="gr2" draw:text-style-name="P6" svg:x1="2.3791in" svg:y1="1.7291in" svg:x2="4.2335in" svg:y2="0.0102in"><text:p/></draw:line><draw:line text:anchor-type="paragraph" draw:z-index="2" draw:style-name="gr2" draw:text-style-name="P6" svg:x1="2.3791in" svg:y1="0.0102in" svg:x2="4.2335in" svg:y2="1.7291in"><text:p/></draw:line><draw:line text:anchor-type="paragraph" draw:z-index="3" draw:style-name="gr2" draw:text-style-name="P6" svg:x1="3.3063in" svg:y1="1.7291in" svg:x2="3.3063in" svg:y2="0.0102in"><text:p/></draw:line></text:p>
      <text:p text:style-name="P4"><draw:circle text:anchor-type="paragraph" draw:z-index="16" draw:style-name="gr4" draw:text-style-name="P6" svg:width="0.115in" svg:height="0.115in" svg:x="5.4937in" svg:y="0.0083in"><text:p/></draw:circle><draw:circle text:anchor-type="paragraph" draw:z-index="14" draw:style-name="gr4" draw:text-style-name="P6" svg:width="0.115in" svg:height="0.115in" svg:x="5.15in" svg:y="0.0209in"><text:p/></draw:circle><draw:circle text:anchor-type="paragraph" draw:z-index="15" draw:style-name="gr4" draw:text-style-name="P6" svg:width="0.115in" svg:height="0.115in" svg:x="5.848in" svg:y="0.0098in"><text:p/></draw:circle>Jeu : <text:s text:c="130"/>Joueur 1</text:p>
      <text:p text:style-name="P4"><draw:circle text:anchor-type="paragraph" draw:z-index="17" draw:style-name="gr5" draw:text-style-name="P6" svg:width="0.115in" svg:height="0.115in" svg:x="5.8791in" svg:y="0.1972in"><text:p/></draw:circle></text:p>
      <text:p text:style-name="P4"><draw:circle text:anchor-type="paragraph" draw:z-index="5" draw:style-name="gr3" draw:text-style-name="P6" svg:width="0.115in" svg:height="0.115in" svg:x="3.2543in" svg:y="0.1681in"><text:p/></draw:circle><draw:circle text:anchor-type="paragraph" draw:z-index="7" draw:style-name="gr3" draw:text-style-name="P6" svg:width="0.115in" svg:height="0.115in" svg:x="2.3272in" svg:y="0.1764in"><text:p/></draw:circle><draw:circle text:anchor-type="paragraph" draw:z-index="13" draw:style-name="gr3" draw:text-style-name="P6" svg:width="0.115in" svg:height="0.115in" svg:x="4.1811in" svg:y="0.148in"><text:p/></draw:circle><draw:circle text:anchor-type="paragraph" draw:z-index="19" draw:style-name="gr5" draw:text-style-name="P6" svg:width="0.115in" svg:height="0.115in" svg:x="5.15in" svg:y="0.0091in"><text:p/></draw:circle><draw:circle text:anchor-type="paragraph" draw:z-index="18" draw:style-name="gr5" draw:text-style-name="P6" svg:width="0.115in" svg:height="0.115in" svg:x="5.4937in" svg:y="0.0102in"><text:p/></draw:circle> <text:s text:c="138"/>Joueur 2</text:p>
      <text:p text:style-name="P4"><draw:line text:anchor-type="paragraph" draw:z-index="4" draw:style-name="gr2" draw:text-style-name="P6" svg:x1="2.3791in" svg:y1="0.0126in" svg:x2="4.2335in" svg:y2="0.0126in"><text:p/></draw:line></text:p>
      <text:p text:style-name="P4"/>
      <text:p text:style-name="P4"/>
      <text:p text:style-name="P4"><draw:circle text:anchor-type="paragraph" draw:z-index="6" draw:style-name="gr3" draw:text-style-name="P6" svg:width="0.115in" svg:height="0.115in" svg:x="2.3272in" svg:y="0.1791in"><text:p/></draw:circle><draw:circle text:anchor-type="paragraph" draw:z-index="9" draw:style-name="gr3" draw:text-style-name="P6" svg:width="0.115in" svg:height="0.115in" svg:x="3.2437in" svg:y="0.1902in"><text:p/></draw:circle><draw:circle text:anchor-type="paragraph" draw:z-index="10" draw:style-name="gr3" draw:text-style-name="P6" svg:width="0.115in" svg:height="0.115in" svg:x="4.1811in" svg:y="0.1783in"><text:p/></draw:circle></text:p>
      <text:p text:style-name="P4"/>
      <text:p text:style-name="P4"/>
      <text:p text:style-name="P4">Chaque joueur dispose de trois pions qu'ils peuvent poser un par un sur une surface de 3x3 chacun leur tour.</text:p>
      <text:p text:style-name="P4">Une fois les trois pions placés, un pion peut être déplacé sur les lignes, d'un point à un autre, un emplacement ne peut être occupé que par un seul pion. La partie se termine une fois les trois pions alignés sur une même ligne, colonne ou diagonale.</text:p>
      <text:p text:style-name="P4"/>
      <text:p text:style-name="P4">Si l'utilisateur souhaite relancer la partie, le perdant commencer à jouer en premi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</meta:initial-creator>
    <meta:creation-date>2013-10-24T21:01:16</meta:creation-date>
    <dc:date>2013-11-08T13:07:01</dc:date>
    <dc:creator>Hugo </dc:creator>
    <meta:editing-duration>PT31M11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14" meta:word-count="126" meta:character-count="972" meta:non-whitespace-character-count="591"/>
  </office:meta>
</office:document-meta>
</file>